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49.02mm"/>
    </style:style>
    <style:style style:name="co4" style:family="table-column">
      <style:table-column-properties fo:break-before="auto" style:column-width="42.21mm"/>
    </style:style>
    <style:style style:name="co5" style:family="table-column">
      <style:table-column-properties fo:break-before="auto" style:column-width="27.22mm"/>
    </style:style>
    <style:style style:name="co6" style:family="table-column">
      <style:table-column-properties fo:break-before="auto" style:column-width="31.86mm"/>
    </style:style>
    <style:style style:name="co7" style:family="table-column">
      <style:table-column-properties fo:break-before="auto" style:column-width="45.74mm"/>
    </style:style>
    <style:style style:name="co8" style:family="table-column">
      <style:table-column-properties fo:break-before="auto" style:column-width="53.38mm"/>
    </style:style>
    <style:style style:name="co9" style:family="table-column">
      <style:table-column-properties fo:break-before="auto" style:column-width="60.45mm"/>
    </style:style>
    <style:style style:name="co10" style:family="table-column">
      <style:table-column-properties fo:break-before="auto" style:column-width="44.38mm"/>
    </style:style>
    <style:style style:name="co11" style:family="table-column">
      <style:table-column-properties fo:break-before="auto" style:column-width="61mm"/>
    </style:style>
    <style:style style:name="co12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table:style-name="ce1" table:number-columns-repeated="3"/>
          <table:table-cell table:style-name="ce1" office:value-type="string" calcext:value-type="string">
            <text:p>Dichte in 8 Jahren</text:p>
          </table:table-cell>
          <table:table-cell table:style-name="ce1"/>
          <table:table-cell table:style-name="ce1" office:value-type="string" calcext:value-type="string">
            <text:p>Dichte in 22 Jahren simuliert</text:p>
          </table:table-cell>
          <table:table-cell table:style-name="ce1" office:value-type="string" calcext:value-type="string">
            <text:p>Abschlag falls noch sinken</text:p>
          </table:table-cell>
          <table:table-cell table:style-name="ce1" table:number-columns-repeated="3"/>
          <table:table-cell table:style-name="ce1" office:value-type="string" calcext:value-type="string">
            <text:p>Anzahl</text:p>
          </table:table-cell>
          <table:table-cell table:style-name="ce1" office:value-type="string" calcext:value-type="string">
            <text:p>Bevölkerung</text:p>
          </table:table-cell>
          <table:table-cell table:style-name="ce1" office:value-type="string" calcext:value-type="string">
            <text:p>Dichte bis 2005</text:p>
          </table:table-cell>
          <table:table-cell table:style-name="ce1" office:value-type="string" calcext:value-type="string">
            <text:p>Dichte Bezüglich 2006-2013</text:p>
          </table:table-cell>
          <table:table-cell table:style-name="ce1" office:value-type="string" calcext:value-type="string">
            <text:p>Dichteänderu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Alabama</text:p>
          </table:table-cell>
          <table:table-cell office:value-type="float" office:value="7" calcext:value-type="float">
            <text:p>7</text:p>
          </table:table-cell>
          <table:table-cell office:value-type="float" office:value="4858979" calcext:value-type="float">
            <text:p>4858979</text:p>
          </table:table-cell>
          <table:table-cell office:value-type="float" office:value="0.00000144063186937009" calcext:value-type="float">
            <text:p>1,44063186937009E-06</text:p>
          </table:table-cell>
          <table:table-cell/>
          <table:table-cell table:formula="of:=[.$G$40]*[.E2:.E37]" office:value-type="float" office:value="0.00000396173764076775" calcext:value-type="float">
            <text:p>3,96173764076775E-06</text:p>
          </table:table-cell>
          <table:table-cell table:formula="of:=[.$H$40]*[.G2]" office:value-type="float" office:value="0.00000277321634853742" calcext:value-type="float">
            <text:p>2,77321634853742E-06</text:p>
          </table:table-cell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labama</text:p>
          </table:table-cell>
          <table:table-cell office:value-type="float" office:value="8" calcext:value-type="float">
            <text:p>8</text:p>
          </table:table-cell>
          <table:table-cell office:value-type="float" office:value="4858979" calcext:value-type="float">
            <text:p>4858979</text:p>
          </table:table-cell>
          <table:table-cell office:value-type="float" office:value="0.00000164643642213724" calcext:value-type="float">
            <text:p>1,64643642213724E-06</text:p>
          </table:table-cell>
          <table:table-cell table:formula="of:=[.O$40]*[.N2]" office:value-type="float" office:value="0.00000190739659504599" calcext:value-type="float">
            <text:p>1,90739659504599E-06</text:p>
          </table:table-cell>
          <table:table-cell table:formula="of:=[.H2]-[.O2]" office:value-type="float" office:value="0.000000865819753491431" calcext:value-type="float">
            <text:p>8,65819753491431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rkansas</text:p>
          </table:table-cell>
          <table:table-cell office:value-type="float" office:value="3" calcext:value-type="float">
            <text:p>3</text:p>
          </table:table-cell>
          <table:table-cell office:value-type="float" office:value="2978204" calcext:value-type="float">
            <text:p>2978204</text:p>
          </table:table-cell>
          <table:table-cell office:value-type="float" office:value="0.00000100731850470955" calcext:value-type="float">
            <text:p>1,00731850470955E-06</text:p>
          </table:table-cell>
          <table:table-cell/>
          <table:table-cell table:formula="of:=[.$G$40]*[.E3:.E38]" office:value-type="float" office:value="0.00000277012588795126" calcext:value-type="float">
            <text:p>2,77012588795126E-06</text:p>
          </table:table-cell>
          <table:table-cell table:formula="of:=[.$H$40]*[.G3]" office:value-type="float" office:value="0.00000193908812156588" calcext:value-type="float">
            <text:p>1,93908812156588E-06</text:p>
          </table:table-cell>
          <table:table-cell/>
          <table:table-cell office:value-type="string" calcext:value-type="string">
            <text:p>AR</text:p>
          </table:table-cell>
          <table:table-cell office:value-type="string" calcext:value-type="string">
            <text:p>Arkansas</text:p>
          </table:table-cell>
          <table:table-cell office:value-type="float" office:value="8" calcext:value-type="float">
            <text:p>8</text:p>
          </table:table-cell>
          <table:table-cell office:value-type="float" office:value="2978204" calcext:value-type="float">
            <text:p>2978204</text:p>
          </table:table-cell>
          <table:table-cell office:value-type="float" office:value="0.00000268618267922547" calcext:value-type="float">
            <text:p>2,68618267922547E-06</text:p>
          </table:table-cell>
          <table:table-cell table:formula="of:=[.O$40]*[.N3]" office:value-type="float" office:value="0.00000311194263388271" calcext:value-type="float">
            <text:p>3,11194263388271E-06</text:p>
          </table:table-cell>
          <table:table-cell table:formula="of:=[.H3]-[.O3]" office:value-type="float" office:value="-0.00000117285451231682" calcext:value-type="float">
            <text:p>-1,17285451231682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Arizona</text:p>
          </table:table-cell>
          <table:table-cell office:value-type="float" office:value="16" calcext:value-type="float">
            <text:p>16</text:p>
          </table:table-cell>
          <table:table-cell office:value-type="float" office:value="6828065" calcext:value-type="float">
            <text:p>6828065</text:p>
          </table:table-cell>
          <table:table-cell office:value-type="float" office:value="0.00000234327001866561" calcext:value-type="float">
            <text:p>2,34327001866561E-06</text:p>
          </table:table-cell>
          <table:table-cell/>
          <table:table-cell table:formula="of:=[.$G$40]*[.E4:.E39]" office:value-type="float" office:value="0.00000644399255133043" calcext:value-type="float">
            <text:p>6,44399255133043E-06</text:p>
          </table:table-cell>
          <table:table-cell table:formula="of:=[.$H$40]*[.G4]" office:value-type="float" office:value="0.0000045107947859313" calcext:value-type="float">
            <text:p>4,5107947859313E-06</text:p>
          </table:table-cell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Arizona</text:p>
          </table:table-cell>
          <table:table-cell office:value-type="float" office:value="27" calcext:value-type="float">
            <text:p>27</text:p>
          </table:table-cell>
          <table:table-cell office:value-type="float" office:value="6828065" calcext:value-type="float">
            <text:p>6828065</text:p>
          </table:table-cell>
          <table:table-cell office:value-type="float" office:value="0.00000395426815649822" calcext:value-type="float">
            <text:p>3,95426815649822E-06</text:p>
          </table:table-cell>
          <table:table-cell table:formula="of:=[.O$40]*[.N4]" office:value-type="float" office:value="0.00000458101965930319" calcext:value-type="float">
            <text:p>4,58101965930319E-06</text:p>
          </table:table-cell>
          <table:table-cell table:formula="of:=[.H4]-[.O4]" office:value-type="float" office:value="-0.0000000702248733718878" calcext:value-type="float">
            <text:p>-7,02248733718878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lifornia</text:p>
          </table:table-cell>
          <table:table-cell office:value-type="float" office:value="115" calcext:value-type="float">
            <text:p>115</text:p>
          </table:table-cell>
          <table:table-cell office:value-type="float" office:value="39144818" calcext:value-type="float">
            <text:p>39144818</text:p>
          </table:table-cell>
          <table:table-cell office:value-type="float" office:value="0.0000029378090351576" calcext:value-type="float">
            <text:p>2,9378090351576E-06</text:p>
          </table:table-cell>
          <table:table-cell/>
          <table:table-cell table:formula="of:=[.$G$40]*[.E5:.E40]" office:value-type="float" office:value="0.0000080789748466834" calcext:value-type="float">
            <text:p>8,0789748466834E-06</text:p>
          </table:table-cell>
          <table:table-cell table:formula="of:=[.$H$40]*[.G5]" office:value-type="float" office:value="0.00000565528239267838" calcext:value-type="float">
            <text:p>5,65528239267838E-06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California</text:p>
          </table:table-cell>
          <table:table-cell office:value-type="float" office:value="108" calcext:value-type="float">
            <text:p>108</text:p>
          </table:table-cell>
          <table:table-cell office:value-type="float" office:value="39144818" calcext:value-type="float">
            <text:p>39144818</text:p>
          </table:table-cell>
          <table:table-cell office:value-type="float" office:value="0.00000275898587649584" calcext:value-type="float">
            <text:p>2,75898587649584E-06</text:p>
          </table:table-cell>
          <table:table-cell table:formula="of:=[.O$40]*[.N5]" office:value-type="float" office:value="0.00000319628513792043" calcext:value-type="float">
            <text:p>3,19628513792043E-06</text:p>
          </table:table-cell>
          <table:table-cell table:formula="of:=[.H5]-[.O5]" office:value-type="float" office:value="0.00000245899725475795" calcext:value-type="float">
            <text:p>2,45899725475795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Colorado</text:p>
          </table:table-cell>
          <table:table-cell office:value-type="float" office:value="8" calcext:value-type="float">
            <text:p>8</text:p>
          </table:table-cell>
          <table:table-cell office:value-type="float" office:value="5456574" calcext:value-type="float">
            <text:p>5456574</text:p>
          </table:table-cell>
          <table:table-cell office:value-type="float" office:value="0.00000146612141611201" calcext:value-type="float">
            <text:p>1,46612141611201E-06</text:p>
          </table:table-cell>
          <table:table-cell/>
          <table:table-cell table:formula="of:=[.$G$40]*[.E6:.E41]" office:value-type="float" office:value="0.00000403183389430803" calcext:value-type="float">
            <text:p>4,03183389430803E-06</text:p>
          </table:table-cell>
          <table:table-cell table:formula="of:=[.$H$40]*[.G6]" office:value-type="float" office:value="0.00000282228372601562" calcext:value-type="float">
            <text:p>2,82228372601562E-06</text:p>
          </table:table-cell>
          <table:table-cell/>
          <table:table-cell office:value-type="string" calcext:value-type="string">
            <text:p>CO</text:p>
          </table:table-cell>
          <table:table-cell office:value-type="string" calcext:value-type="string">
            <text:p>Colorado</text:p>
          </table:table-cell>
          <table:table-cell office:value-type="float" office:value="15" calcext:value-type="float">
            <text:p>15</text:p>
          </table:table-cell>
          <table:table-cell office:value-type="float" office:value="5456574" calcext:value-type="float">
            <text:p>5456574</text:p>
          </table:table-cell>
          <table:table-cell office:value-type="float" office:value="0.00000274897765521003" calcext:value-type="float">
            <text:p>2,74897765521003E-06</text:p>
          </table:table-cell>
          <table:table-cell table:formula="of:=[.O$40]*[.N6]" office:value-type="float" office:value="0.00000318469061356082" calcext:value-type="float">
            <text:p>3,18469061356082E-06</text:p>
          </table:table-cell>
          <table:table-cell table:formula="of:=[.H6]-[.O6]" office:value-type="float" office:value="-0.0000003624068875452" calcext:value-type="float">
            <text:p>-3,624068875452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Connecticut</text:p>
          </table:table-cell>
          <table:table-cell office:value-type="float" office:value="3" calcext:value-type="float">
            <text:p>3</text:p>
          </table:table-cell>
          <table:table-cell office:value-type="float" office:value="3590886" calcext:value-type="float">
            <text:p>3590886</text:p>
          </table:table-cell>
          <table:table-cell office:value-type="float" office:value="0.00000083544841022522" calcext:value-type="float">
            <text:p>8,3544841022522E-07</text:p>
          </table:table-cell>
          <table:table-cell/>
          <table:table-cell table:formula="of:=[.$G$40]*[.E7:.E42]" office:value-type="float" office:value="0.00000229748312811935" calcext:value-type="float">
            <text:p>2,29748312811935E-06</text:p>
          </table:table-cell>
          <table:table-cell table:formula="of:=[.$H$40]*[.G7]" office:value-type="float" office:value="0.00000160823818968355" calcext:value-type="float">
            <text:p>1,60823818968355E-06</text:p>
          </table:table-cell>
          <table:table-cell/>
          <table:table-cell office:value-type="string" calcext:value-type="string">
            <text:p>CT</text:p>
          </table:table-cell>
          <table:table-cell office:value-type="string" calcext:value-type="string">
            <text:p>Connecticut</text:p>
          </table:table-cell>
          <table:table-cell office:value-type="float" office:value="7" calcext:value-type="float">
            <text:p>7</text:p>
          </table:table-cell>
          <table:table-cell office:value-type="float" office:value="3590886" calcext:value-type="float">
            <text:p>3590886</text:p>
          </table:table-cell>
          <table:table-cell office:value-type="float" office:value="0.00000194937962385885" calcext:value-type="float">
            <text:p>1,94937962385885E-06</text:p>
          </table:table-cell>
          <table:table-cell table:formula="of:=[.O$40]*[.N7]" office:value-type="float" office:value="0.00000225835629424048" calcext:value-type="float">
            <text:p>2,25835629424048E-06</text:p>
          </table:table-cell>
          <table:table-cell table:formula="of:=[.H7]-[.O7]" office:value-type="float" office:value="-0.000000650118104556929" calcext:value-type="float">
            <text:p>-6,50118104556929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lorida</text:p>
          </table:table-cell>
          <table:table-cell office:value-type="float" office:value="40" calcext:value-type="float">
            <text:p>40</text:p>
          </table:table-cell>
          <table:table-cell office:value-type="float" office:value="20271272" calcext:value-type="float">
            <text:p>20271272</text:p>
          </table:table-cell>
          <table:table-cell office:value-type="float" office:value="0.00000197323581865016" calcext:value-type="float">
            <text:p>1,97323581865016E-06</text:p>
          </table:table-cell>
          <table:table-cell/>
          <table:table-cell table:formula="of:=[.$G$40]*[.E8:.E43]" office:value-type="float" office:value="0.00000542639850128794" calcext:value-type="float">
            <text:p>5,42639850128794E-06</text:p>
          </table:table-cell>
          <table:table-cell table:formula="of:=[.$H$40]*[.G8]" office:value-type="float" office:value="0.00000379847895090156" calcext:value-type="float">
            <text:p>3,79847895090156E-06</text:p>
          </table:table-cell>
          <table:table-cell/>
          <table:table-cell office:value-type="string" calcext:value-type="string">
            <text:p>FL</text:p>
          </table:table-cell>
          <table:table-cell office:value-type="string" calcext:value-type="string">
            <text:p>Florida</text:p>
          </table:table-cell>
          <table:table-cell office:value-type="float" office:value="56" calcext:value-type="float">
            <text:p>56</text:p>
          </table:table-cell>
          <table:table-cell office:value-type="float" office:value="20271272" calcext:value-type="float">
            <text:p>20271272</text:p>
          </table:table-cell>
          <table:table-cell office:value-type="float" office:value="0.00000276253014611022" calcext:value-type="float">
            <text:p>2,76253014611022E-06</text:p>
          </table:table-cell>
          <table:table-cell table:formula="of:=[.O$40]*[.N8]" office:value-type="float" office:value="0.00000320039117426869" calcext:value-type="float">
            <text:p>3,20039117426869E-06</text:p>
          </table:table-cell>
          <table:table-cell table:formula="of:=[.H8]-[.O8]" office:value-type="float" office:value="0.000000598087776632868" calcext:value-type="float">
            <text:p>5,98087776632868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Georgia</text:p>
          </table:table-cell>
          <table:table-cell office:value-type="float" office:value="15" calcext:value-type="float">
            <text:p>15</text:p>
          </table:table-cell>
          <table:table-cell office:value-type="float" office:value="10214860" calcext:value-type="float">
            <text:p>10214860</text:p>
          </table:table-cell>
          <table:table-cell office:value-type="float" office:value="0.00000146844890678874" calcext:value-type="float">
            <text:p>1,46844890678874E-06</text:p>
          </table:table-cell>
          <table:table-cell/>
          <table:table-cell table:formula="of:=[.$G$40]*[.E9:.E44]" office:value-type="float" office:value="0.00000403823449366903" calcext:value-type="float">
            <text:p>4,03823449366903E-06</text:p>
          </table:table-cell>
          <table:table-cell table:formula="of:=[.$H$40]*[.G9]" office:value-type="float" office:value="0.00000282676414556832" calcext:value-type="float">
            <text:p>2,82676414556832E-06</text:p>
          </table:table-cell>
          <table:table-cell/>
          <table:table-cell office:value-type="string" calcext:value-type="string">
            <text:p>GA</text:p>
          </table:table-cell>
          <table:table-cell office:value-type="string" calcext:value-type="string">
            <text:p>Georgia</text:p>
          </table:table-cell>
          <table:table-cell office:value-type="float" office:value="21" calcext:value-type="float">
            <text:p>21</text:p>
          </table:table-cell>
          <table:table-cell office:value-type="float" office:value="10214860" calcext:value-type="float">
            <text:p>10214860</text:p>
          </table:table-cell>
          <table:table-cell office:value-type="float" office:value="0.00000205582846950423" calcext:value-type="float">
            <text:p>2,05582846950423E-06</text:p>
          </table:table-cell>
          <table:table-cell table:formula="of:=[.O$40]*[.N9]" office:value-type="float" office:value="0.00000238167728192065" calcext:value-type="float">
            <text:p>2,38167728192065E-06</text:p>
          </table:table-cell>
          <table:table-cell table:formula="of:=[.H9]-[.O9]" office:value-type="float" office:value="0.000000445086863647674" calcext:value-type="float">
            <text:p>4,45086863647674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Iowa</text:p>
          </table:table-cell>
          <table:table-cell office:value-type="float" office:value="2" calcext:value-type="float">
            <text:p>2</text:p>
          </table:table-cell>
          <table:table-cell office:value-type="float" office:value="3123899" calcext:value-type="float">
            <text:p>3123899</text:p>
          </table:table-cell>
          <table:table-cell office:value-type="float" office:value="0.000000640225564270804" calcext:value-type="float">
            <text:p>6,40225564270804E-07</text:p>
          </table:table-cell>
          <table:table-cell/>
          <table:table-cell table:formula="of:=[.$G$40]*[.E10:.E45]" office:value-type="float" office:value="0.00000176062030174471" calcext:value-type="float">
            <text:p>1,76062030174471E-06</text:p>
          </table:table-cell>
          <table:table-cell table:formula="of:=[.$H$40]*[.G10]" office:value-type="float" office:value="0.0000012324342112213" calcext:value-type="float">
            <text:p>1,2324342112213E-06</text:p>
          </table:table-cell>
          <table:table-cell/>
          <table:table-cell office:value-type="string" calcext:value-type="string">
            <text:p>IA</text:p>
          </table:table-cell>
          <table:table-cell office:value-type="string" calcext:value-type="string">
            <text:p>Iowa</text:p>
          </table:table-cell>
          <table:table-cell office:value-type="float" office:value="4" calcext:value-type="float">
            <text:p>4</text:p>
          </table:table-cell>
          <table:table-cell office:value-type="float" office:value="3123899" calcext:value-type="float">
            <text:p>3123899</text:p>
          </table:table-cell>
          <table:table-cell office:value-type="float" office:value="0.00000128045112854161" calcext:value-type="float">
            <text:p>1,28045112854161E-06</text:p>
          </table:table-cell>
          <table:table-cell table:formula="of:=[.O$40]*[.N10]" office:value-type="float" office:value="0.00000148340263241546" calcext:value-type="float">
            <text:p>1,48340263241546E-06</text:p>
          </table:table-cell>
          <table:table-cell table:formula="of:=[.H10]-[.O10]" office:value-type="float" office:value="-0.000000250968421194157" calcext:value-type="float">
            <text:p>-2,50968421194157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Illinois</text:p>
          </table:table-cell>
          <table:table-cell office:value-type="float" office:value="8" calcext:value-type="float">
            <text:p>8</text:p>
          </table:table-cell>
          <table:table-cell office:value-type="float" office:value="12859995" calcext:value-type="float">
            <text:p>12859995</text:p>
          </table:table-cell>
          <table:table-cell office:value-type="float" office:value="0.000000622084223205374" calcext:value-type="float">
            <text:p>6,22084223205374E-07</text:p>
          </table:table-cell>
          <table:table-cell/>
          <table:table-cell table:formula="of:=[.$G$40]*[.E11:.E46]" office:value-type="float" office:value="0.00000171073161381478" calcext:value-type="float">
            <text:p>1,71073161381478E-06</text:p>
          </table:table-cell>
          <table:table-cell table:formula="of:=[.$H$40]*[.G11]" office:value-type="float" office:value="0.00000119751212967034" calcext:value-type="float">
            <text:p>1,19751212967034E-06</text:p>
          </table:table-cell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Illinois</text:p>
          </table:table-cell>
          <table:table-cell office:value-type="float" office:value="18" calcext:value-type="float">
            <text:p>18</text:p>
          </table:table-cell>
          <table:table-cell office:value-type="float" office:value="12859995" calcext:value-type="float">
            <text:p>12859995</text:p>
          </table:table-cell>
          <table:table-cell office:value-type="float" office:value="0.00000139968950221209" calcext:value-type="float">
            <text:p>1,39968950221209E-06</text:p>
          </table:table-cell>
          <table:table-cell table:formula="of:=[.O$40]*[.N11]" office:value-type="float" office:value="0.00000162154028831271" calcext:value-type="float">
            <text:p>1,62154028831271E-06</text:p>
          </table:table-cell>
          <table:table-cell table:formula="of:=[.H11]-[.O11]" office:value-type="float" office:value="-0.000000424028158642362" calcext:value-type="float">
            <text:p>-4,24028158642362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diana</text:p>
          </table:table-cell>
          <table:table-cell office:value-type="float" office:value="5" calcext:value-type="float">
            <text:p>5</text:p>
          </table:table-cell>
          <table:table-cell office:value-type="float" office:value="6619680" calcext:value-type="float">
            <text:p>6619680</text:p>
          </table:table-cell>
          <table:table-cell office:value-type="float" office:value="0.000000755323520170159" calcext:value-type="float">
            <text:p>7,55323520170159E-07</text:p>
          </table:table-cell>
          <table:table-cell/>
          <table:table-cell table:formula="of:=[.$G$40]*[.E12:.E47]" office:value-type="float" office:value="0.00000207713968046794" calcext:value-type="float">
            <text:p>2,07713968046794E-06</text:p>
          </table:table-cell>
          <table:table-cell table:formula="of:=[.$H$40]*[.G12]" office:value-type="float" office:value="0.00000145399777632756" calcext:value-type="float">
            <text:p>1,45399777632756E-06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Indiana</text:p>
          </table:table-cell>
          <table:table-cell office:value-type="float" office:value="6" calcext:value-type="float">
            <text:p>6</text:p>
          </table:table-cell>
          <table:table-cell office:value-type="float" office:value="6619680" calcext:value-type="float">
            <text:p>6619680</text:p>
          </table:table-cell>
          <table:table-cell office:value-type="float" office:value="0.000000906388224204191" calcext:value-type="float">
            <text:p>9,06388224204191E-07</text:p>
          </table:table-cell>
          <table:table-cell table:formula="of:=[.O$40]*[.N12]" office:value-type="float" office:value="0.00000105005075774056" calcext:value-type="float">
            <text:p>1,05005075774056E-06</text:p>
          </table:table-cell>
          <table:table-cell table:formula="of:=[.H12]-[.O12]" office:value-type="float" office:value="0.000000403947018587001" calcext:value-type="float">
            <text:p>4,03947018587001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Kansas</text:p>
          </table:table-cell>
          <table:table-cell office:value-type="float" office:value="5" calcext:value-type="float">
            <text:p>5</text:p>
          </table:table-cell>
          <table:table-cell office:value-type="float" office:value="2911641" calcext:value-type="float">
            <text:p>2911641</text:p>
          </table:table-cell>
          <table:table-cell office:value-type="float" office:value="0.00000171724467405151" calcext:value-type="float">
            <text:p>1,71724467405151E-06</text:p>
          </table:table-cell>
          <table:table-cell/>
          <table:table-cell table:formula="of:=[.$G$40]*[.E13:.E48]" office:value-type="float" office:value="0.00000472242285364165" calcext:value-type="float">
            <text:p>4,72242285364165E-06</text:p>
          </table:table-cell>
          <table:table-cell table:formula="of:=[.$H$40]*[.G13]" office:value-type="float" office:value="0.00000330569599754916" calcext:value-type="float">
            <text:p>3,30569599754916E-06</text:p>
          </table:table-cell>
          <table:table-cell/>
          <table:table-cell office:value-type="string" calcext:value-type="string">
            <text:p>KS</text:p>
          </table:table-cell>
          <table:table-cell office:value-type="string" calcext:value-type="string">
            <text:p>Kansas</text:p>
          </table:table-cell>
          <table:table-cell office:value-type="float" office:value="8" calcext:value-type="float">
            <text:p>8</text:p>
          </table:table-cell>
          <table:table-cell office:value-type="float" office:value="2911641" calcext:value-type="float">
            <text:p>2911641</text:p>
          </table:table-cell>
          <table:table-cell office:value-type="float" office:value="0.00000274759147848241" calcext:value-type="float">
            <text:p>2,74759147848241E-06</text:p>
          </table:table-cell>
          <table:table-cell table:formula="of:=[.O$40]*[.N13]" office:value-type="float" office:value="0.00000318308472782187" calcext:value-type="float">
            <text:p>3,18308472782187E-06</text:p>
          </table:table-cell>
          <table:table-cell table:formula="of:=[.H13]-[.O13]" office:value-type="float" office:value="0.000000122611269727285" calcext:value-type="float">
            <text:p>1,22611269727285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Kentucky</text:p>
          </table:table-cell>
          <table:table-cell office:value-type="float" office:value="4" calcext:value-type="float">
            <text:p>4</text:p>
          </table:table-cell>
          <table:table-cell office:value-type="float" office:value="4425092" calcext:value-type="float">
            <text:p>4425092</text:p>
          </table:table-cell>
          <table:table-cell office:value-type="float" office:value="0.000000903936008562082" calcext:value-type="float">
            <text:p>9,03936008562082E-07</text:p>
          </table:table-cell>
          <table:table-cell/>
          <table:table-cell table:formula="of:=[.$G$40]*[.E14:.E49]" office:value-type="float" office:value="0.00000248582402354573" calcext:value-type="float">
            <text:p>2,48582402354573E-06</text:p>
          </table:table-cell>
          <table:table-cell table:formula="of:=[.$H$40]*[.G14]" office:value-type="float" office:value="0.00000174007681648201" calcext:value-type="float">
            <text:p>1,74007681648201E-06</text:p>
          </table:table-cell>
          <table:table-cell/>
          <table:table-cell office:value-type="string" calcext:value-type="string">
            <text:p>KY</text:p>
          </table:table-cell>
          <table:table-cell office:value-type="string" calcext:value-type="string">
            <text:p>Kentucky</text:p>
          </table:table-cell>
          <table:table-cell office:value-type="float" office:value="6" calcext:value-type="float">
            <text:p>6</text:p>
          </table:table-cell>
          <table:table-cell office:value-type="float" office:value="4425092" calcext:value-type="float">
            <text:p>4425092</text:p>
          </table:table-cell>
          <table:table-cell office:value-type="float" office:value="0.00000135590401284312" calcext:value-type="float">
            <text:p>1,35590401284312E-06</text:p>
          </table:table-cell>
          <table:table-cell table:formula="of:=[.O$40]*[.N14]" office:value-type="float" office:value="0.00000157081479887875" calcext:value-type="float">
            <text:p>1,57081479887875E-06</text:p>
          </table:table-cell>
          <table:table-cell table:formula="of:=[.H14]-[.O14]" office:value-type="float" office:value="0.000000169262017603253" calcext:value-type="float">
            <text:p>1,69262017603253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Louisiana</text:p>
          </table:table-cell>
          <table:table-cell office:value-type="float" office:value="6" calcext:value-type="float">
            <text:p>6</text:p>
          </table:table-cell>
          <table:table-cell office:value-type="float" office:value="4670724" calcext:value-type="float">
            <text:p>4670724</text:p>
          </table:table-cell>
          <table:table-cell office:value-type="float" office:value="0.00000128459742001454" calcext:value-type="float">
            <text:p>1,28459742001454E-06</text:p>
          </table:table-cell>
          <table:table-cell/>
          <table:table-cell table:formula="of:=[.$G$40]*[.E15:.E50]" office:value-type="float" office:value="0.00000353264290503998" calcext:value-type="float">
            <text:p>3,53264290503998E-06</text:p>
          </table:table-cell>
          <table:table-cell table:formula="of:=[.$H$40]*[.G15]" office:value-type="float" office:value="0.00000247285003352799" calcext:value-type="float">
            <text:p>2,47285003352799E-06</text:p>
          </table:table-cell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ouisiana</text:p>
          </table:table-cell>
          <table:table-cell office:value-type="float" office:value="7" calcext:value-type="float">
            <text:p>7</text:p>
          </table:table-cell>
          <table:table-cell office:value-type="float" office:value="4670724" calcext:value-type="float">
            <text:p>4670724</text:p>
          </table:table-cell>
          <table:table-cell office:value-type="float" office:value="0.00000149869699001697" calcext:value-type="float">
            <text:p>1,49869699001697E-06</text:p>
          </table:table-cell>
          <table:table-cell table:formula="of:=[.O$40]*[.N15]" office:value-type="float" office:value="0.00000173624046293466" calcext:value-type="float">
            <text:p>1,73624046293466E-06</text:p>
          </table:table-cell>
          <table:table-cell table:formula="of:=[.H15]-[.O15]" office:value-type="float" office:value="0.00000073660957059333" calcext:value-type="float">
            <text:p>7,3660957059333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Massachusetts</text:p>
          </table:table-cell>
          <table:table-cell office:value-type="float" office:value="9" calcext:value-type="float">
            <text:p>9</text:p>
          </table:table-cell>
          <table:table-cell office:value-type="float" office:value="6794422" calcext:value-type="float">
            <text:p>6794422</text:p>
          </table:table-cell>
          <table:table-cell office:value-type="float" office:value="0.00000132461598646655" calcext:value-type="float">
            <text:p>1,32461598646655E-06</text:p>
          </table:table-cell>
          <table:table-cell/>
          <table:table-cell table:formula="of:=[.$G$40]*[.E16:.E51]" office:value-type="float" office:value="0.00000364269396278301" calcext:value-type="float">
            <text:p>3,64269396278301E-06</text:p>
          </table:table-cell>
          <table:table-cell table:formula="of:=[.$H$40]*[.G16]" office:value-type="float" office:value="0.00000254988577394811" calcext:value-type="float">
            <text:p>2,54988577394811E-06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Massachusetts</text:p>
          </table:table-cell>
          <table:table-cell office:value-type="float" office:value="10" calcext:value-type="float">
            <text:p>10</text:p>
          </table:table-cell>
          <table:table-cell office:value-type="float" office:value="6794422" calcext:value-type="float">
            <text:p>6794422</text:p>
          </table:table-cell>
          <table:table-cell office:value-type="float" office:value="0.00000147179554051838" calcext:value-type="float">
            <text:p>1,47179554051838E-06</text:p>
          </table:table-cell>
          <table:table-cell table:formula="of:=[.O$40]*[.N16]" office:value-type="float" office:value="0.00000170507513369054" calcext:value-type="float">
            <text:p>1,70507513369054E-06</text:p>
          </table:table-cell>
          <table:table-cell table:formula="of:=[.H16]-[.O16]" office:value-type="float" office:value="0.000000844810640257566" calcext:value-type="float">
            <text:p>8,44810640257566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Maryland</text:p>
          </table:table-cell>
          <table:table-cell office:value-type="float" office:value="14" calcext:value-type="float">
            <text:p>14</text:p>
          </table:table-cell>
          <table:table-cell office:value-type="float" office:value="6006401" calcext:value-type="float">
            <text:p>6006401</text:p>
          </table:table-cell>
          <table:table-cell office:value-type="float" office:value="0.00000233084670836995" calcext:value-type="float">
            <text:p>2,33084670836995E-06</text:p>
          </table:table-cell>
          <table:table-cell/>
          <table:table-cell table:formula="of:=[.$G$40]*[.E17:.E52]" office:value-type="float" office:value="0.00000640982844801736" calcext:value-type="float">
            <text:p>6,40982844801736E-06</text:p>
          </table:table-cell>
          <table:table-cell table:formula="of:=[.$H$40]*[.G17]" office:value-type="float" office:value="0.00000448687991361215" calcext:value-type="float">
            <text:p>4,48687991361215E-06</text:p>
          </table:table-cell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Maryland</text:p>
          </table:table-cell>
          <table:table-cell office:value-type="float" office:value="24" calcext:value-type="float">
            <text:p>24</text:p>
          </table:table-cell>
          <table:table-cell office:value-type="float" office:value="6006401" calcext:value-type="float">
            <text:p>6006401</text:p>
          </table:table-cell>
          <table:table-cell office:value-type="float" office:value="0.00000399573721434849" calcext:value-type="float">
            <text:p>3,99573721434849E-06</text:p>
          </table:table-cell>
          <table:table-cell table:formula="of:=[.O$40]*[.N17]" office:value-type="float" office:value="0.00000462906156282273" calcext:value-type="float">
            <text:p>4,62906156282273E-06</text:p>
          </table:table-cell>
          <table:table-cell table:formula="of:=[.H17]-[.O17]" office:value-type="float" office:value="-0.000000142181649210572" calcext:value-type="float">
            <text:p>-1,42181649210572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Michigan</text:p>
          </table:table-cell>
          <table:table-cell office:value-type="float" office:value="15" calcext:value-type="float">
            <text:p>15</text:p>
          </table:table-cell>
          <table:table-cell office:value-type="float" office:value="9922576" calcext:value-type="float">
            <text:p>9922576</text:p>
          </table:table-cell>
          <table:table-cell office:value-type="float" office:value="0.0000015117042187432" calcext:value-type="float">
            <text:p>1,5117042187432E-06</text:p>
          </table:table-cell>
          <table:table-cell/>
          <table:table-cell table:formula="of:=[.$G$40]*[.E18:.E53]" office:value-type="float" office:value="0.0000041571866015438" calcext:value-type="float">
            <text:p>4,1571866015438E-06</text:p>
          </table:table-cell>
          <table:table-cell table:formula="of:=[.$H$40]*[.G18]" office:value-type="float" office:value="0.00000291003062108066" calcext:value-type="float">
            <text:p>2,91003062108066E-06</text:p>
          </table:table-cell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Michigan</text:p>
          </table:table-cell>
          <table:table-cell office:value-type="float" office:value="13" calcext:value-type="float">
            <text:p>13</text:p>
          </table:table-cell>
          <table:table-cell office:value-type="float" office:value="9922576" calcext:value-type="float">
            <text:p>9922576</text:p>
          </table:table-cell>
          <table:table-cell office:value-type="float" office:value="0.0000013101436562441" calcext:value-type="float">
            <text:p>1,3101436562441E-06</text:p>
          </table:table-cell>
          <table:table-cell table:formula="of:=[.O$40]*[.N18]" office:value-type="float" office:value="0.00000151780142575879" calcext:value-type="float">
            <text:p>1,51780142575879E-06</text:p>
          </table:table-cell>
          <table:table-cell table:formula="of:=[.H18]-[.O18]" office:value-type="float" office:value="0.00000139222919532187" calcext:value-type="float">
            <text:p>1,39222919532187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Minnesota</text:p>
          </table:table-cell>
          <table:table-cell office:value-type="float" office:value="3" calcext:value-type="float">
            <text:p>3</text:p>
          </table:table-cell>
          <table:table-cell office:value-type="float" office:value="5489594" calcext:value-type="float">
            <text:p>5489594</text:p>
          </table:table-cell>
          <table:table-cell office:value-type="float" office:value="0.000000546488501699761" calcext:value-type="float">
            <text:p>5,46488501699761E-07</text:p>
          </table:table-cell>
          <table:table-cell/>
          <table:table-cell table:formula="of:=[.$G$40]*[.E19:.E54]" office:value-type="float" office:value="0.00000150284337967434" calcext:value-type="float">
            <text:p>1,50284337967434E-06</text:p>
          </table:table-cell>
          <table:table-cell table:formula="of:=[.$H$40]*[.G19]" office:value-type="float" office:value="0.00000105199036577204" calcext:value-type="float">
            <text:p>1,05199036577204E-06</text:p>
          </table:table-cell>
          <table:table-cell/>
          <table:table-cell office:value-type="string" calcext:value-type="string">
            <text:p>MN</text:p>
          </table:table-cell>
          <table:table-cell office:value-type="string" calcext:value-type="string">
            <text:p>Minnesota</text:p>
          </table:table-cell>
          <table:table-cell office:value-type="float" office:value="9" calcext:value-type="float">
            <text:p>9</text:p>
          </table:table-cell>
          <table:table-cell office:value-type="float" office:value="5489594" calcext:value-type="float">
            <text:p>5489594</text:p>
          </table:table-cell>
          <table:table-cell office:value-type="float" office:value="0.00000163946550509928" calcext:value-type="float">
            <text:p>1,63946550509928E-06</text:p>
          </table:table-cell>
          <table:table-cell table:formula="of:=[.O$40]*[.N19]" office:value-type="float" office:value="0.00000189932078765752" calcext:value-type="float">
            <text:p>1,89932078765752E-06</text:p>
          </table:table-cell>
          <table:table-cell table:formula="of:=[.H19]-[.O19]" office:value-type="float" office:value="-0.000000847330421885476" calcext:value-type="float">
            <text:p>-8,47330421885476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Missouri</text:p>
          </table:table-cell>
          <table:table-cell office:value-type="float" office:value="13" calcext:value-type="float">
            <text:p>13</text:p>
          </table:table-cell>
          <table:table-cell office:value-type="float" office:value="6083672" calcext:value-type="float">
            <text:p>6083672</text:p>
          </table:table-cell>
          <table:table-cell office:value-type="float" office:value="0.00000213686733933059" calcext:value-type="float">
            <text:p>2,13686733933059E-06</text:p>
          </table:table-cell>
          <table:table-cell/>
          <table:table-cell table:formula="of:=[.$G$40]*[.E20:.E55]" office:value-type="float" office:value="0.00000587638518315912" calcext:value-type="float">
            <text:p>5,87638518315912E-06</text:p>
          </table:table-cell>
          <table:table-cell table:formula="of:=[.$H$40]*[.G20]" office:value-type="float" office:value="0.00000411346962821139" calcext:value-type="float">
            <text:p>4,11346962821139E-06</text:p>
          </table:table-cell>
          <table:table-cell/>
          <table:table-cell office:value-type="string" calcext:value-type="string">
            <text:p>MO</text:p>
          </table:table-cell>
          <table:table-cell office:value-type="string" calcext:value-type="string">
            <text:p>Missouri</text:p>
          </table:table-cell>
          <table:table-cell office:value-type="float" office:value="26" calcext:value-type="float">
            <text:p>26</text:p>
          </table:table-cell>
          <table:table-cell office:value-type="float" office:value="6083672" calcext:value-type="float">
            <text:p>6083672</text:p>
          </table:table-cell>
          <table:table-cell office:value-type="float" office:value="0.00000427373467866118" calcext:value-type="float">
            <text:p>4,27373467866118E-06</text:p>
          </table:table-cell>
          <table:table-cell table:formula="of:=[.O$40]*[.N20]" office:value-type="float" office:value="0.00000495112162522898" calcext:value-type="float">
            <text:p>4,95112162522898E-06</text:p>
          </table:table-cell>
          <table:table-cell table:formula="of:=[.H20]-[.O20]" office:value-type="float" office:value="-0.000000837651997017591" calcext:value-type="float">
            <text:p>-8,37651997017591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ississippi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G$40]*[.E21:.E56]" office:value-type="float" office:value="0" calcext:value-type="float">
            <text:p>0</text:p>
          </table:table-cell>
          <table:table-cell table:formula="of:=[.$H$40]*[.G21]" office:value-type="float" office:value="0" calcext:value-type="float">
            <text:p>0</text:p>
          </table:table-cell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Mississippi</text:p>
          </table:table-cell>
          <table:table-cell office:value-type="float" office:value="9" calcext:value-type="float">
            <text:p>9</text:p>
          </table:table-cell>
          <table:table-cell office:value-type="float" office:value="2992333" calcext:value-type="float">
            <text:p>2992333</text:p>
          </table:table-cell>
          <table:table-cell office:value-type="float" office:value="0.00000300768664450113" calcext:value-type="float">
            <text:p>3,00768664450113E-06</text:p>
          </table:table-cell>
          <table:table-cell table:formula="of:=[.O$40]*[.N21]" office:value-type="float" office:value="0.00000348440497765456" calcext:value-type="float">
            <text:p>3,48440497765456E-06</text:p>
          </table:table-cell>
          <table:table-cell table:formula="of:=[.H21]-[.O21]" office:value-type="float" office:value="-0.00000348440497765456" calcext:value-type="float">
            <text:p>-3,48440497765456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North Carolina</text:p>
          </table:table-cell>
          <table:table-cell office:value-type="float" office:value="12" calcext:value-type="float">
            <text:p>12</text:p>
          </table:table-cell>
          <table:table-cell office:value-type="float" office:value="10042802" calcext:value-type="float">
            <text:p>10042802</text:p>
          </table:table-cell>
          <table:table-cell office:value-type="float" office:value="0.00000119488565043899" calcext:value-type="float">
            <text:p>1,19488565043899E-06</text:p>
          </table:table-cell>
          <table:table-cell/>
          <table:table-cell table:formula="of:=[.$G$40]*[.E22:.E57]" office:value-type="float" office:value="0.00000328593553870722" calcext:value-type="float">
            <text:p>3,28593553870722E-06</text:p>
          </table:table-cell>
          <table:table-cell table:formula="of:=[.$H$40]*[.G22]" office:value-type="float" office:value="0.00000230015487709506" calcext:value-type="float">
            <text:p>2,30015487709506E-06</text:p>
          </table:table-cell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North Carolina</text:p>
          </table:table-cell>
          <table:table-cell office:value-type="float" office:value="12" calcext:value-type="float">
            <text:p>12</text:p>
          </table:table-cell>
          <table:table-cell office:value-type="float" office:value="10042802" calcext:value-type="float">
            <text:p>10042802</text:p>
          </table:table-cell>
          <table:table-cell office:value-type="float" office:value="0.00000119488565043899" calcext:value-type="float">
            <text:p>1,19488565043899E-06</text:p>
          </table:table-cell>
          <table:table-cell table:formula="of:=[.O$40]*[.N22]" office:value-type="float" office:value="0.00000138427502603357" calcext:value-type="float">
            <text:p>1,38427502603357E-06</text:p>
          </table:table-cell>
          <table:table-cell table:formula="of:=[.H22]-[.O22]" office:value-type="float" office:value="0.000000915879851061486" calcext:value-type="float">
            <text:p>9,15879851061486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New Jersey</text:p>
          </table:table-cell>
          <table:table-cell office:value-type="float" office:value="12" calcext:value-type="float">
            <text:p>12</text:p>
          </table:table-cell>
          <table:table-cell office:value-type="float" office:value="8958013" calcext:value-type="float">
            <text:p>8958013</text:p>
          </table:table-cell>
          <table:table-cell office:value-type="float" office:value="0.00000133958278470906" calcext:value-type="float">
            <text:p>1,33958278470906E-06</text:p>
          </table:table-cell>
          <table:table-cell/>
          <table:table-cell table:formula="of:=[.$G$40]*[.E23:.E58]" office:value-type="float" office:value="0.00000368385265794991" calcext:value-type="float">
            <text:p>3,68385265794991E-06</text:p>
          </table:table-cell>
          <table:table-cell table:formula="of:=[.$H$40]*[.G23]" office:value-type="float" office:value="0.00000257869686056494" calcext:value-type="float">
            <text:p>2,57869686056494E-06</text:p>
          </table:table-cell>
          <table:table-cell/>
          <table:table-cell office:value-type="string" calcext:value-type="string">
            <text:p>NJ</text:p>
          </table:table-cell>
          <table:table-cell office:value-type="string" calcext:value-type="string">
            <text:p>New Jersey</text:p>
          </table:table-cell>
          <table:table-cell office:value-type="float" office:value="13" calcext:value-type="float">
            <text:p>13</text:p>
          </table:table-cell>
          <table:table-cell office:value-type="float" office:value="8958013" calcext:value-type="float">
            <text:p>8958013</text:p>
          </table:table-cell>
          <table:table-cell office:value-type="float" office:value="0.00000145121468343482" calcext:value-type="float">
            <text:p>1,45121468343482E-06</text:p>
          </table:table-cell>
          <table:table-cell table:formula="of:=[.O$40]*[.N23]" office:value-type="float" office:value="0.00000168123221075924" calcext:value-type="float">
            <text:p>1,68123221075924E-06</text:p>
          </table:table-cell>
          <table:table-cell table:formula="of:=[.H23]-[.O23]" office:value-type="float" office:value="0.000000897464649805702" calcext:value-type="float">
            <text:p>8,97464649805702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New Mexico</text:p>
          </table:table-cell>
          <table:table-cell office:value-type="float" office:value="4" calcext:value-type="float">
            <text:p>4</text:p>
          </table:table-cell>
          <table:table-cell office:value-type="float" office:value="2085109" calcext:value-type="float">
            <text:p>2085109</text:p>
          </table:table-cell>
          <table:table-cell office:value-type="float" office:value="0.00000191836493919503" calcext:value-type="float">
            <text:p>1,91836493919503E-06</text:p>
          </table:table-cell>
          <table:table-cell/>
          <table:table-cell table:formula="of:=[.$G$40]*[.E24:.E59]" office:value-type="float" office:value="0.00000527550358278633" calcext:value-type="float">
            <text:p>5,27550358278633E-06</text:p>
          </table:table-cell>
          <table:table-cell table:formula="of:=[.$H$40]*[.G24]" office:value-type="float" office:value="0.00000369285250795043" calcext:value-type="float">
            <text:p>3,69285250795043E-06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New Mexico</text:p>
          </table:table-cell>
          <table:table-cell office:value-type="float" office:value="9" calcext:value-type="float">
            <text:p>9</text:p>
          </table:table-cell>
          <table:table-cell office:value-type="float" office:value="2085109" calcext:value-type="float">
            <text:p>2085109</text:p>
          </table:table-cell>
          <table:table-cell office:value-type="float" office:value="0.00000431632111318881" calcext:value-type="float">
            <text:p>4,31632111318881E-06</text:p>
          </table:table-cell>
          <table:table-cell table:formula="of:=[.O$40]*[.N24]" office:value-type="float" office:value="0.00000500045800962924" calcext:value-type="float">
            <text:p>5,00045800962924E-06</text:p>
          </table:table-cell>
          <table:table-cell table:formula="of:=[.H24]-[.O24]" office:value-type="float" office:value="-0.0000013076055016788" calcext:value-type="float">
            <text:p>-1,3076055016788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V</text:p>
          </table:table-cell>
          <table:table-cell office:value-type="string" calcext:value-type="string">
            <text:p>Nevada</text:p>
          </table:table-cell>
          <table:table-cell office:value-type="float" office:value="10" calcext:value-type="float">
            <text:p>10</text:p>
          </table:table-cell>
          <table:table-cell office:value-type="float" office:value="2890845" calcext:value-type="float">
            <text:p>2890845</text:p>
          </table:table-cell>
          <table:table-cell office:value-type="float" office:value="0.00000345919618658212" calcext:value-type="float">
            <text:p>3,45919618658212E-06</text:p>
          </table:table-cell>
          <table:table-cell/>
          <table:table-cell table:formula="of:=[.$G$40]*[.E25:.E60]" office:value-type="float" office:value="0.00000951278951310083" calcext:value-type="float">
            <text:p>9,51278951310083E-06</text:p>
          </table:table-cell>
          <table:table-cell table:formula="of:=[.$H$40]*[.G25]" office:value-type="float" office:value="0.00000665895265917058" calcext:value-type="float">
            <text:p>6,65895265917058E-06</text:p>
          </table:table-cell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Nevada</text:p>
          </table:table-cell>
          <table:table-cell office:value-type="float" office:value="9" calcext:value-type="float">
            <text:p>9</text:p>
          </table:table-cell>
          <table:table-cell office:value-type="float" office:value="2890845" calcext:value-type="float">
            <text:p>2890845</text:p>
          </table:table-cell>
          <table:table-cell office:value-type="float" office:value="0.00000311327656792391" calcext:value-type="float">
            <text:p>3,11327656792391E-06</text:p>
          </table:table-cell>
          <table:table-cell table:formula="of:=[.O$40]*[.N25]" office:value-type="float" office:value="0.00000360673090393985" calcext:value-type="float">
            <text:p>3,60673090393985E-06</text:p>
          </table:table-cell>
          <table:table-cell table:formula="of:=[.H25]-[.O25]" office:value-type="float" office:value="0.00000305222175523073" calcext:value-type="float">
            <text:p>3,05222175523073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office:value-type="float" office:value="32" calcext:value-type="float">
            <text:p>32</text:p>
          </table:table-cell>
          <table:table-cell office:value-type="float" office:value="19795791" calcext:value-type="float">
            <text:p>19795791</text:p>
          </table:table-cell>
          <table:table-cell office:value-type="float" office:value="0.00000161650524598891" calcext:value-type="float">
            <text:p>1,61650524598891E-06</text:p>
          </table:table-cell>
          <table:table-cell/>
          <table:table-cell table:formula="of:=[.$G$40]*[.E26:.E61]" office:value-type="float" office:value="0.0000044453894264695" calcext:value-type="float">
            <text:p>4,4453894264695E-06</text:p>
          </table:table-cell>
          <table:table-cell table:formula="of:=[.$H$40]*[.G26]" office:value-type="float" office:value="0.00000311177259852865" calcext:value-type="float">
            <text:p>3,11177259852865E-06</text:p>
          </table:table-cell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office:value-type="float" office:value="35" calcext:value-type="float">
            <text:p>35</text:p>
          </table:table-cell>
          <table:table-cell office:value-type="float" office:value="19795791" calcext:value-type="float">
            <text:p>19795791</text:p>
          </table:table-cell>
          <table:table-cell office:value-type="float" office:value="0.00000176805261280037" calcext:value-type="float">
            <text:p>1,76805261280037E-06</text:p>
          </table:table-cell>
          <table:table-cell table:formula="of:=[.O$40]*[.N26]" office:value-type="float" office:value="0.00000204828895192923" calcext:value-type="float">
            <text:p>2,04828895192923E-06</text:p>
          </table:table-cell>
          <table:table-cell table:formula="of:=[.H26]-[.O26]" office:value-type="float" office:value="0.00000106348364659942" calcext:value-type="float">
            <text:p>1,06348364659942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Ohio</text:p>
          </table:table-cell>
          <table:table-cell office:value-type="float" office:value="14" calcext:value-type="float">
            <text:p>14</text:p>
          </table:table-cell>
          <table:table-cell office:value-type="float" office:value="11613423" calcext:value-type="float">
            <text:p>11613423</text:p>
          </table:table-cell>
          <table:table-cell office:value-type="float" office:value="0.00000120550159931314" calcext:value-type="float">
            <text:p>1,20550159931314E-06</text:p>
          </table:table-cell>
          <table:table-cell/>
          <table:table-cell table:formula="of:=[.$G$40]*[.E27:.E62]" office:value-type="float" office:value="0.00000331512939811113" calcext:value-type="float">
            <text:p>3,31512939811113E-06</text:p>
          </table:table-cell>
          <table:table-cell table:formula="of:=[.$H$40]*[.G27]" office:value-type="float" office:value="0.00000232059057867779" calcext:value-type="float">
            <text:p>2,32059057867779E-06</text:p>
          </table:table-cell>
          <table:table-cell/>
          <table:table-cell office:value-type="string" calcext:value-type="string">
            <text:p>OH</text:p>
          </table:table-cell>
          <table:table-cell office:value-type="string" calcext:value-type="string">
            <text:p>Ohio</text:p>
          </table:table-cell>
          <table:table-cell office:value-type="float" office:value="17" calcext:value-type="float">
            <text:p>17</text:p>
          </table:table-cell>
          <table:table-cell office:value-type="float" office:value="11613423" calcext:value-type="float">
            <text:p>11613423</text:p>
          </table:table-cell>
          <table:table-cell office:value-type="float" office:value="0.00000146382337059453" calcext:value-type="float">
            <text:p>1,46382337059453E-06</text:p>
          </table:table-cell>
          <table:table-cell table:formula="of:=[.O$40]*[.N27]" office:value-type="float" office:value="0.00000169583937483376" calcext:value-type="float">
            <text:p>1,69583937483376E-06</text:p>
          </table:table-cell>
          <table:table-cell table:formula="of:=[.H27]-[.O27]" office:value-type="float" office:value="0.000000624751203844032" calcext:value-type="float">
            <text:p>6,24751203844032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Oklahoma</text:p>
          </table:table-cell>
          <table:table-cell office:value-type="float" office:value="6" calcext:value-type="float">
            <text:p>6</text:p>
          </table:table-cell>
          <table:table-cell office:value-type="float" office:value="3911338" calcext:value-type="float">
            <text:p>3911338</text:p>
          </table:table-cell>
          <table:table-cell office:value-type="float" office:value="0.00000153400191954774" calcext:value-type="float">
            <text:p>1,53400191954774E-06</text:p>
          </table:table-cell>
          <table:table-cell/>
          <table:table-cell table:formula="of:=[.$G$40]*[.E28:.E63]" office:value-type="float" office:value="0.00000421850527875629" calcext:value-type="float">
            <text:p>4,21850527875629E-06</text:p>
          </table:table-cell>
          <table:table-cell table:formula="of:=[.$H$40]*[.G28]" office:value-type="float" office:value="0.0000029529536951294" calcext:value-type="float">
            <text:p>2,9529536951294E-06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klahoma</text:p>
          </table:table-cell>
          <table:table-cell office:value-type="float" office:value="18" calcext:value-type="float">
            <text:p>18</text:p>
          </table:table-cell>
          <table:table-cell office:value-type="float" office:value="3911338" calcext:value-type="float">
            <text:p>3911338</text:p>
          </table:table-cell>
          <table:table-cell office:value-type="float" office:value="0.00000460200575864321" calcext:value-type="float">
            <text:p>4,60200575864321E-06</text:p>
          </table:table-cell>
          <table:table-cell table:formula="of:=[.O$40]*[.N28]" office:value-type="float" office:value="0.00000533142367138816" calcext:value-type="float">
            <text:p>5,33142367138816E-06</text:p>
          </table:table-cell>
          <table:table-cell table:formula="of:=[.H28]-[.O28]" office:value-type="float" office:value="-0.00000237846997625876" calcext:value-type="float">
            <text:p>-2,37846997625876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egon</text:p>
          </table:table-cell>
          <table:table-cell office:value-type="float" office:value="7" calcext:value-type="float">
            <text:p>7</text:p>
          </table:table-cell>
          <table:table-cell office:value-type="float" office:value="4028977" calcext:value-type="float">
            <text:p>4028977</text:p>
          </table:table-cell>
          <table:table-cell office:value-type="float" office:value="0.00000173741374051031" calcext:value-type="float">
            <text:p>1,73741374051031E-06</text:p>
          </table:table-cell>
          <table:table-cell/>
          <table:table-cell table:formula="of:=[.$G$40]*[.E29:.E64]" office:value-type="float" office:value="0.00000477788778640335" calcext:value-type="float">
            <text:p>4,77788778640335E-06</text:p>
          </table:table-cell>
          <table:table-cell table:formula="of:=[.$H$40]*[.G29]" office:value-type="float" office:value="0.00000334452145048235" calcext:value-type="float">
            <text:p>3,34452145048235E-06</text:p>
          </table:table-cell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egon</text:p>
          </table:table-cell>
          <table:table-cell office:value-type="float" office:value="15" calcext:value-type="float">
            <text:p>15</text:p>
          </table:table-cell>
          <table:table-cell office:value-type="float" office:value="4028977" calcext:value-type="float">
            <text:p>4028977</text:p>
          </table:table-cell>
          <table:table-cell office:value-type="float" office:value="0.00000372302944395066" calcext:value-type="float">
            <text:p>3,72302944395066E-06</text:p>
          </table:table-cell>
          <table:table-cell table:formula="of:=[.O$40]*[.N29]" office:value-type="float" office:value="0.00000431312961081684" calcext:value-type="float">
            <text:p>4,31312961081684E-06</text:p>
          </table:table-cell>
          <table:table-cell table:formula="of:=[.H29]-[.O29]" office:value-type="float" office:value="-0.000000968608160334492" calcext:value-type="float">
            <text:p>-9,68608160334492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Pennsylvania</text:p>
          </table:table-cell>
          <table:table-cell office:value-type="float" office:value="13" calcext:value-type="float">
            <text:p>13</text:p>
          </table:table-cell>
          <table:table-cell office:value-type="float" office:value="12802503" calcext:value-type="float">
            <text:p>12802503</text:p>
          </table:table-cell>
          <table:table-cell office:value-type="float" office:value="0.00000101542643653354" calcext:value-type="float">
            <text:p>1,01542643653354E-06</text:p>
          </table:table-cell>
          <table:table-cell/>
          <table:table-cell table:formula="of:=[.$G$40]*[.E30:.E65]" office:value-type="float" office:value="0.00000279242270046723" calcext:value-type="float">
            <text:p>2,79242270046723E-06</text:p>
          </table:table-cell>
          <table:table-cell table:formula="of:=[.$H$40]*[.G30]" office:value-type="float" office:value="0.00000195469589032706" calcext:value-type="float">
            <text:p>1,95469589032706E-06</text:p>
          </table:table-cell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Pennsylvania</text:p>
          </table:table-cell>
          <table:table-cell office:value-type="float" office:value="23" calcext:value-type="float">
            <text:p>23</text:p>
          </table:table-cell>
          <table:table-cell office:value-type="float" office:value="12802503" calcext:value-type="float">
            <text:p>12802503</text:p>
          </table:table-cell>
          <table:table-cell office:value-type="float" office:value="0.0000017965236954055" calcext:value-type="float">
            <text:p>1,7965236954055E-06</text:p>
          </table:table-cell>
          <table:table-cell table:formula="of:=[.O$40]*[.N30]" office:value-type="float" office:value="0.00000208127270112727" calcext:value-type="float">
            <text:p>2,08127270112727E-06</text:p>
          </table:table-cell>
          <table:table-cell table:formula="of:=[.H30]-[.O30]" office:value-type="float" office:value="-0.000000126576810800207" calcext:value-type="float">
            <text:p>-1,26576810800207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South Carolina</text:p>
          </table:table-cell>
          <table:table-cell office:value-type="float" office:value="6" calcext:value-type="float">
            <text:p>6</text:p>
          </table:table-cell>
          <table:table-cell office:value-type="float" office:value="4896146" calcext:value-type="float">
            <text:p>4896146</text:p>
          </table:table-cell>
          <table:table-cell office:value-type="float" office:value="0.00000122545365273013" calcext:value-type="float">
            <text:p>1,22545365273013E-06</text:p>
          </table:table-cell>
          <table:table-cell/>
          <table:table-cell table:formula="of:=[.$G$40]*[.E31:.E66]" office:value-type="float" office:value="0.00000336999754500786" calcext:value-type="float">
            <text:p>3,36999754500786E-06</text:p>
          </table:table-cell>
          <table:table-cell table:formula="of:=[.$H$40]*[.G31]" office:value-type="float" office:value="0.0000023589982815055" calcext:value-type="float">
            <text:p>2,3589982815055E-06</text:p>
          </table:table-cell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South Carolina</text:p>
          </table:table-cell>
          <table:table-cell office:value-type="float" office:value="13" calcext:value-type="float">
            <text:p>13</text:p>
          </table:table-cell>
          <table:table-cell office:value-type="float" office:value="4896146" calcext:value-type="float">
            <text:p>4896146</text:p>
          </table:table-cell>
          <table:table-cell office:value-type="float" office:value="0.00000265514958091528" calcext:value-type="float">
            <text:p>2,65514958091528E-06</text:p>
          </table:table-cell>
          <table:table-cell table:formula="of:=[.O$40]*[.N31]" office:value-type="float" office:value="0.00000307599078949035" calcext:value-type="float">
            <text:p>3,07599078949035E-06</text:p>
          </table:table-cell>
          <table:table-cell table:formula="of:=[.H31]-[.O31]" office:value-type="float" office:value="-0.000000716992507984852" calcext:value-type="float">
            <text:p>-7,16992507984852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Tennessee</text:p>
          </table:table-cell>
          <table:table-cell office:value-type="float" office:value="8" calcext:value-type="float">
            <text:p>8</text:p>
          </table:table-cell>
          <table:table-cell office:value-type="float" office:value="6600299" calcext:value-type="float">
            <text:p>6600299</text:p>
          </table:table-cell>
          <table:table-cell office:value-type="float" office:value="0.00000121206630184481" calcext:value-type="float">
            <text:p>1,21206630184481E-06</text:p>
          </table:table-cell>
          <table:table-cell/>
          <table:table-cell table:formula="of:=[.$G$40]*[.E32:.E67]" office:value-type="float" office:value="0.00000333318233007323" calcext:value-type="float">
            <text:p>3,33318233007323E-06</text:p>
          </table:table-cell>
          <table:table-cell table:formula="of:=[.$H$40]*[.G32]" office:value-type="float" office:value="0.00000233322763105126" calcext:value-type="float">
            <text:p>2,33322763105126E-06</text:p>
          </table:table-cell>
          <table:table-cell/>
          <table:table-cell office:value-type="string" calcext:value-type="string">
            <text:p>TN</text:p>
          </table:table-cell>
          <table:table-cell office:value-type="string" calcext:value-type="string">
            <text:p>Tennessee</text:p>
          </table:table-cell>
          <table:table-cell office:value-type="float" office:value="16" calcext:value-type="float">
            <text:p>16</text:p>
          </table:table-cell>
          <table:table-cell office:value-type="float" office:value="6600299" calcext:value-type="float">
            <text:p>6600299</text:p>
          </table:table-cell>
          <table:table-cell office:value-type="float" office:value="0.00000242413260368962" calcext:value-type="float">
            <text:p>2,42413260368962E-06</text:p>
          </table:table-cell>
          <table:table-cell table:formula="of:=[.O$40]*[.N32]" office:value-type="float" office:value="0.00000280835762137443" calcext:value-type="float">
            <text:p>2,80835762137443E-06</text:p>
          </table:table-cell>
          <table:table-cell table:formula="of:=[.H32]-[.O32]" office:value-type="float" office:value="-0.000000475129990323166" calcext:value-type="float">
            <text:p>-4,75129990323166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Texas</text:p>
          </table:table-cell>
          <table:table-cell office:value-type="float" office:value="54" calcext:value-type="float">
            <text:p>54</text:p>
          </table:table-cell>
          <table:table-cell office:value-type="float" office:value="27469114" calcext:value-type="float">
            <text:p>27469114</text:p>
          </table:table-cell>
          <table:table-cell office:value-type="float" office:value="0.00000196584425693526" calcext:value-type="float">
            <text:p>1,96584425693526E-06</text:p>
          </table:table-cell>
          <table:table-cell/>
          <table:table-cell table:formula="of:=[.$G$40]*[.E33:.E68]" office:value-type="float" office:value="0.00000540607170657196" calcext:value-type="float">
            <text:p>5,40607170657196E-06</text:p>
          </table:table-cell>
          <table:table-cell table:formula="of:=[.$H$40]*[.G33]" office:value-type="float" office:value="0.00000378425019460038" calcext:value-type="float">
            <text:p>3,78425019460038E-06</text:p>
          </table:table-cell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Texas</text:p>
          </table:table-cell>
          <table:table-cell office:value-type="float" office:value="71" calcext:value-type="float">
            <text:p>71</text:p>
          </table:table-cell>
          <table:table-cell office:value-type="float" office:value="27469114" calcext:value-type="float">
            <text:p>27469114</text:p>
          </table:table-cell>
          <table:table-cell office:value-type="float" office:value="0.0000025847211526371" calcext:value-type="float">
            <text:p>2,5847211526371E-06</text:p>
          </table:table-cell>
          <table:table-cell table:formula="of:=[.O$40]*[.N33]" office:value-type="float" office:value="0.00000299439945533008" calcext:value-type="float">
            <text:p>2,99439945533008E-06</text:p>
          </table:table-cell>
          <table:table-cell table:formula="of:=[.H33]-[.O33]" office:value-type="float" office:value="0.000000789850739270295" calcext:value-type="float">
            <text:p>7,89850739270295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Utah</text:p>
          </table:table-cell>
          <table:table-cell office:value-type="float" office:value="4" calcext:value-type="float">
            <text:p>4</text:p>
          </table:table-cell>
          <table:table-cell office:value-type="float" office:value="2995919" calcext:value-type="float">
            <text:p>2995919</text:p>
          </table:table-cell>
          <table:table-cell office:value-type="float" office:value="0.00000133514958181446" calcext:value-type="float">
            <text:p>1,33514958181446E-06</text:p>
          </table:table-cell>
          <table:table-cell/>
          <table:table-cell table:formula="of:=[.$G$40]*[.E34:.E69]" office:value-type="float" office:value="0.00000367166134998976" calcext:value-type="float">
            <text:p>3,67166134998976E-06</text:p>
          </table:table-cell>
          <table:table-cell table:formula="of:=[.$H$40]*[.G34]" office:value-type="float" office:value="0.00000257016294499284" calcext:value-type="float">
            <text:p>2,57016294499284E-06</text:p>
          </table:table-cell>
          <table:table-cell/>
          <table:table-cell office:value-type="string" calcext:value-type="string">
            <text:p>UT</text:p>
          </table:table-cell>
          <table:table-cell office:value-type="string" calcext:value-type="string">
            <text:p>Utah</text:p>
          </table:table-cell>
          <table:table-cell office:value-type="float" office:value="6" calcext:value-type="float">
            <text:p>6</text:p>
          </table:table-cell>
          <table:table-cell office:value-type="float" office:value="2995919" calcext:value-type="float">
            <text:p>2995919</text:p>
          </table:table-cell>
          <table:table-cell office:value-type="float" office:value="0.00000200272437272169" calcext:value-type="float">
            <text:p>2,00272437272169E-06</text:p>
          </table:table-cell>
          <table:table-cell table:formula="of:=[.O$40]*[.N34]" office:value-type="float" office:value="0.00000232015618579808" calcext:value-type="float">
            <text:p>2,32015618579808E-06</text:p>
          </table:table-cell>
          <table:table-cell table:formula="of:=[.H34]-[.O34]" office:value-type="float" office:value="0.000000250006759194758" calcext:value-type="float">
            <text:p>2,50006759194758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irginia</text:p>
          </table:table-cell>
          <table:table-cell office:value-type="float" office:value="30" calcext:value-type="float">
            <text:p>30</text:p>
          </table:table-cell>
          <table:table-cell office:value-type="float" office:value="8382993" calcext:value-type="float">
            <text:p>8382993</text:p>
          </table:table-cell>
          <table:table-cell office:value-type="float" office:value="0.00000357867410840019" calcext:value-type="float">
            <text:p>3,57867410840019E-06</text:p>
          </table:table-cell>
          <table:table-cell/>
          <table:table-cell table:formula="of:=[.$G$40]*[.E35:.E70]" office:value-type="float" office:value="0.00000984135379810052" calcext:value-type="float">
            <text:p>9,84135379810052E-06</text:p>
          </table:table-cell>
          <table:table-cell table:formula="of:=[.$H$40]*[.G35]" office:value-type="float" office:value="0.00000688894765867037" calcext:value-type="float">
            <text:p>6,88894765867037E-06</text:p>
          </table:table-cell>
          <table:table-cell/>
          <table:table-cell office:value-type="string" calcext:value-type="string">
            <text:p>VA</text:p>
          </table:table-cell>
          <table:table-cell office:value-type="string" calcext:value-type="string">
            <text:p>Virginia</text:p>
          </table:table-cell>
          <table:table-cell office:value-type="float" office:value="12" calcext:value-type="float">
            <text:p>12</text:p>
          </table:table-cell>
          <table:table-cell office:value-type="float" office:value="8382993" calcext:value-type="float">
            <text:p>8382993</text:p>
          </table:table-cell>
          <table:table-cell office:value-type="float" office:value="0.00000143146964336007" calcext:value-type="float">
            <text:p>1,43146964336007E-06</text:p>
          </table:table-cell>
          <table:table-cell table:formula="of:=[.O$40]*[.N35]" office:value-type="float" office:value="0.00000165835758183264" calcext:value-type="float">
            <text:p>1,65835758183264E-06</text:p>
          </table:table-cell>
          <table:table-cell table:formula="of:=[.H35]-[.O35]" office:value-type="float" office:value="0.00000523059007683773" calcext:value-type="float">
            <text:p>5,23059007683773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Washington</text:p>
          </table:table-cell>
          <table:table-cell office:value-type="float" office:value="17" calcext:value-type="float">
            <text:p>17</text:p>
          </table:table-cell>
          <table:table-cell office:value-type="float" office:value="7170351" calcext:value-type="float">
            <text:p>7170351</text:p>
          </table:table-cell>
          <table:table-cell office:value-type="float" office:value="0.00000237087417338426" calcext:value-type="float">
            <text:p>2,37087417338426E-06</text:p>
          </table:table-cell>
          <table:table-cell/>
          <table:table-cell table:formula="of:=[.$G$40]*[.E36:.E71]" office:value-type="float" office:value="0.00000651990397680672" calcext:value-type="float">
            <text:p>6,51990397680672E-06</text:p>
          </table:table-cell>
          <table:table-cell table:formula="of:=[.$H$40]*[.G36]" office:value-type="float" office:value="0.0000045639327837647" calcext:value-type="float">
            <text:p>4,5639327837647E-06</text:p>
          </table:table-cell>
          <table:table-cell/>
          <table:table-cell office:value-type="string" calcext:value-type="string">
            <text:p>WA</text:p>
          </table:table-cell>
          <table:table-cell office:value-type="string" calcext:value-type="string">
            <text:p>Washington</text:p>
          </table:table-cell>
          <table:table-cell office:value-type="float" office:value="27" calcext:value-type="float">
            <text:p>27</text:p>
          </table:table-cell>
          <table:table-cell office:value-type="float" office:value="7170351" calcext:value-type="float">
            <text:p>7170351</text:p>
          </table:table-cell>
          <table:table-cell office:value-type="float" office:value="0.00000376550604008088" calcext:value-type="float">
            <text:p>3,76550604008088E-06</text:p>
          </table:table-cell>
          <table:table-cell table:formula="of:=[.O$40]*[.N36]" office:value-type="float" office:value="0.0000043623387474337" calcext:value-type="float">
            <text:p>4,3623387474337E-06</text:p>
          </table:table-cell>
          <table:table-cell table:formula="of:=[.H36]-[.O36]" office:value-type="float" office:value="0.000000201594036331001" calcext:value-type="float">
            <text:p>2,01594036331001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Wisconsin</text:p>
          </table:table-cell>
          <table:table-cell office:value-type="float" office:value="3" calcext:value-type="float">
            <text:p>3</text:p>
          </table:table-cell>
          <table:table-cell office:value-type="float" office:value="5771337" calcext:value-type="float">
            <text:p>5771337</text:p>
          </table:table-cell>
          <table:table-cell office:value-type="float" office:value="0.000000519810227682078" calcext:value-type="float">
            <text:p>5,19810227682078E-07</text:p>
          </table:table-cell>
          <table:table-cell/>
          <table:table-cell table:formula="of:=[.$G$40]*[.E37:.E72]" office:value-type="float" office:value="0.00000142947812612571" calcext:value-type="float">
            <text:p>1,42947812612571E-06</text:p>
          </table:table-cell>
          <table:table-cell table:formula="of:=[.$H$40]*[.G37]" office:value-type="float" office:value="0.000001000634688288" calcext:value-type="float">
            <text:p>1,000634688288E-06</text:p>
          </table:table-cell>
          <table:table-cell/>
          <table:table-cell office:value-type="string" calcext:value-type="string">
            <text:p>WI</text:p>
          </table:table-cell>
          <table:table-cell office:value-type="string" calcext:value-type="string">
            <text:p>Wisconsin</text:p>
          </table:table-cell>
          <table:table-cell office:value-type="float" office:value="4" calcext:value-type="float">
            <text:p>4</text:p>
          </table:table-cell>
          <table:table-cell office:value-type="float" office:value="5771337" calcext:value-type="float">
            <text:p>5771337</text:p>
          </table:table-cell>
          <table:table-cell office:value-type="float" office:value="0.000000693080303576104" calcext:value-type="float">
            <text:p>6,93080303576104E-07</text:p>
          </table:table-cell>
          <table:table-cell table:formula="of:=[.O$40]*[.N37]" office:value-type="float" office:value="0.000000802933531692917" calcext:value-type="float">
            <text:p>8,02933531692917E-07</text:p>
          </table:table-cell>
          <table:table-cell table:formula="of:=[.H37]-[.O37]" office:value-type="float" office:value="0.000000197701156595084" calcext:value-type="float">
            <text:p>1,97701156595084E-0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" office:value-type="string" calcext:value-type="string">
            <text:p>Zeit vergleich factor</text:p>
          </table:table-cell>
          <table:table-cell table:style-name="ce1" office:value-type="string" calcext:value-type="string">
            <text:p>discount</text:p>
          </table:table-cell>
          <table:table-cell table:number-columns-repeated="6"/>
          <table:table-cell table:style-name="ce1" office:value-type="string" calcext:value-type="string">
            <text:p>15,85% Bevölkerung</text:p>
          </table:table-cell>
          <table:table-cell table:number-columns-repeated="5"/>
        </table:table-row>
        <table:table-row table:style-name="ro1">
          <table:table-cell table:number-columns-repeated="14"/>
          <table:table-cell table:style-name="ce1" office:value-type="string" calcext:value-type="string">
            <text:p>Abschla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2006-2014</text:p>
          </table:table-cell>
          <table:table-cell table:number-columns-repeated="3"/>
          <table:table-cell office:value-type="float" office:value="2.75" calcext:value-type="float">
            <text:p>2,75</text:p>
          </table:table-cell>
          <table:table-cell office:value-type="float" office:value="0.7" calcext:value-type="float">
            <text:p>0,7</text:p>
          </table:table-cell>
          <table:table-cell table:number-columns-repeated="3"/>
          <table:table-cell table:style-name="ce1" office:value-type="string" calcext:value-type="string">
            <text:p>1984-2005</text:p>
          </table:table-cell>
          <table:table-cell table:number-columns-repeated="2"/>
          <table:table-cell office:value-type="float" office:value="1.1585" calcext:value-type="float">
            <text:p>1,1585</text:p>
          </table:table-cell>
          <table:table-cell table:number-columns-repeated="5"/>
        </table:table-row>
        <table:table-row table:style-name="ro1">
          <table:table-cell table:number-columns-repeated="14"/>
          <table:table-cell office:value-type="string" calcext:value-type="string">
            <text:p>STBW</text:p>
          </table:table-cell>
          <table:table-cell table:formula="of:=STDEV([.P2:.P37])" office:value-type="float" office:value="0.00000146190454124476" calcext:value-type="float">
            <text:p>1,46190454124476E-06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string" calcext:value-type="string">
            <text:p>Mittelwert</text:p>
          </table:table-cell>
          <table:table-cell table:formula="of:=AVERAGE([.P2:.P37])" office:value-type="float" office:value="0.000000195707007905962" calcext:value-type="float">
            <text:p>1,95707007905962E-07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4"/>
          <table:table-cell office:value-type="string" calcext:value-type="string">
            <text:p>z</text:p>
          </table:table-cell>
          <table:table-cell table:formula="of:=([.P35]-[.P42])/[.P41]" office:value-type="float" office:value="3.44405734224257" calcext:value-type="float">
            <text:p>3,44405734224257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Tabelle1.J1:Tabelle1.Q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.00.0000</text:date>, <text:time style:data-style-name="N2" text:time-value="22:06:02.41956056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4T18:23:46.279283730</meta:creation-date>
    <dc:date>2017-01-17T03:32:13.256448848</dc:date>
    <meta:editing-duration>PT3H5M3S</meta:editing-duration>
    <meta:editing-cycles>11</meta:editing-cycles>
    <meta:generator>LibreOffice/5.2.4.2.1$Linux_X86_64 LibreOffice_project/20m0$Build-2</meta:generator>
    <meta:document-statistic meta:table-count="1" meta:cell-count="527" meta:object-count="0"/>
  </office:meta>
</office:document-meta>
</file>